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a0dab" style:text-line-through-style="none" style:font-name="Roboto" fo:font-size="15pt" fo:letter-spacing="normal" fo:font-style="normal" style:text-underline-style="none" fo:font-weight="normal" style:text-blinking="false"/>
    </style:style>
    <style:style style:name="P2" style:family="paragraph" style:parent-style-name="Standard" style:list-style-name="L1"/>
    <style:style style:name="T1" style:family="text">
      <style:text-properties fo:color="#808080" style:font-name="Consolas" fo:font-size="10.5pt" fo:font-weight="normal" fo:background-color="#1e1e1e"/>
    </style:style>
    <style:style style:name="T2" style:family="text">
      <style:text-properties fo:color="#569cd6" style:font-name="Consolas" fo:font-size="10.5pt" fo:font-weight="normal" fo:background-color="#1e1e1e"/>
    </style:style>
    <style:style style:name="T3" style:family="text">
      <style:text-properties fo:color="#d4d4d4" style:font-name="Consolas" fo:font-size="10.5pt" fo:font-weight="normal" fo:background-color="#1e1e1e"/>
    </style:style>
    <style:style style:name="T4" style:family="text">
      <style:text-properties fo:color="#d4d4d4" style:font-name="Consolas" fo:font-size="10.5pt" fo:font-weight="normal" fo:background-color="#ffff00"/>
    </style:style>
    <style:style style:name="T5" style:family="text">
      <style:text-properties fo:color="#9cdcfe" style:font-name="Consolas" fo:font-size="10.5pt" fo:font-weight="normal" fo:background-color="#ffff00"/>
    </style:style>
    <style:style style:name="T6" style:family="text">
      <style:text-properties fo:color="#9cdcfe" style:font-name="Consolas" fo:font-size="10.5pt" fo:font-weight="normal" fo:background-color="#1e1e1e"/>
    </style:style>
    <style:style style:name="T7" style:family="text">
      <style:text-properties fo:color="#ce9178" style:font-name="Consolas" fo:font-size="10.5pt" fo:font-weight="normal" fo:background-color="#ffff00"/>
    </style:style>
    <style:style style:name="T8" style:family="text">
      <style:text-properties fo:color="#ce9178" style:font-name="Consolas" fo:font-size="10.5pt" fo:font-weight="normal" fo:background-color="#1e1e1e"/>
    </style:style>
    <style:style style:name="T9" style:family="text">
      <style:text-properties fo:font-variant="normal" fo:text-transform="none" fo:color="#1a0dab" style:text-line-through-style="none" style:font-name="Roboto" fo:font-size="1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T11" style:family="text">
      <style:text-properties fo:color="#c586c0" style:font-name="Consolas" fo:font-size="10.5pt" fo:font-weight="normal" fo:background-color="#1e1e1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Javascript pitfalls</text:p>
      <text:p text:style-name="Text_20_body"/>
      <text:p text:style-name="Text_20_body">You can directly write javascript and run in browser without a buildchain in nodejs or webpack.</text:p>
      <text:p text:style-name="Text_20_body"/>
      <text:p text:style-name="Heading">Using Import/Export in browser</text:p>
      <text:p text:style-name="Text_20_body"/>
      <text:p text:style-name="Standard">If you want to import exported modules in your main.js, you need to set type="module" or you get "<text:a xlink:type="simple" xlink:href="https://www.bing.com/ck/a?!&amp;&amp;p=132552cf33883c9aJmltdHM9MTY4MTUxNjgwMCZpZ3VpZD0xNTVlNWYzYi02OTE5LTYzYjQtMWVhZS01MThjNjg2ODYyNmQmaW5zaWQ9NTQxMw&amp;ptn=3&amp;hsh=3&amp;fclid=155e5f3b-6919-63b4-1eae-518c6868626d&amp;psq=cannot+use+import+statement+outside+a+module+browser&amp;u=a1aHR0cHM6Ly9zdGFja292ZXJmbG93LmNvbS9xdWVzdGlvbnMvNTgzNTc5NDEvY2Fubm90LXVzZS1pbXBvcnQtc3RhdGVtZW50LW91dHNpZGUtYS1tb2R1bGU&amp;ntb=1" office:target-frame-name="_blank" xlink:show="new" text:style-name="Internet_20_link" text:visited-style-name="Visited_20_Internet_20_Link">Cannot use import statement outside a module</text:a><text:span text:style-name="T9">"</text:span></text:p>
      <text:p text:style-name="P1"/>
      <text:list xml:id="list7486115628044392616" text:style-name="L1">
        <text:list-header>
          <text:p text:style-name="P2"><text:span text:style-name="T10">in your index.html:</text:span><text:span text:style-name="T1">&lt;</text:span><text:span text:style-name="T2">script</text:span><text:span text:style-name="T3"> </text:span><text:span text:style-name="T5">type</text:span><text:span text:style-name="T4">=</text:span><text:span text:style-name="T7">"module"</text:span><text:span text:style-name="T4"> </text:span><text:span text:style-name="T6">src</text:span><text:span text:style-name="T3">=</text:span><text:span text:style-name="T8">"scripts/main.js"</text:span><text:span text:style-name="T1">&gt;&lt;/</text:span><text:span text:style-name="T2">script</text:span><text:span text:style-name="T1">&gt;</text:span></text:p>
        </text:list-header>
      </text:list>
      <text:p text:style-name="Text_20_body"><text:tab/>assuming that you use in main.js: <text:span text:style-name="T11">import</text:span><text:span text:style-name="T3"> </text:span><text:span text:style-name="T6">GameScene</text:span><text:span text:style-name="T3"> </text:span><text:span text:style-name="T11">from</text:span><text:span text:style-name="T3"> </text:span><text:span text:style-name="T8">'./game.js'</text:span><text:span text:style-name="T3">;</text:span></text:p>
      <text:p text:style-name="Text_20_body"/>
      <text:p text:style-name="Text_20_body"/>
      <text:p text:style-name="Heading">Phaser pitfalls</text:p>
      <text:p text:style-name="Text_20_body"/>
      <text:p text:style-name="Text_20_body">samples sourcecode: https://github.com/photonstorm/phaser3-exampl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6S</meta:editing-duration>
    <meta:editing-cycles>5</meta:editing-cycles>
    <meta:generator>OpenOffice/4.1.11$Win32 OpenOffice.org_project/4111m1$Build-9808</meta:generator>
    <dc:date>2023-04-15T12:04:07.81</dc:date>
    <dc:creator>jk jk</dc:creator>
    <meta:document-statistic meta:table-count="0" meta:image-count="0" meta:object-count="0" meta:page-count="1" meta:paragraph-count="8" meta:word-count="68" meta:character-count="512"/>
    <meta:user-defined meta:name="Info 1"/>
    <meta:user-defined meta:name="Info 2"/>
    <meta:user-defined meta:name="Info 3"/>
    <meta:user-defined meta:name="Info 4"/>
  </office:meta>
</office:document-meta>
</file>